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106.75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8.73mm"/>
    </style:style>
    <style:style style:name="co10" style:family="table-column">
      <style:table-column-properties fo:break-before="auto" style:column-width="33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4.77mm" fo:min-width="42.93mm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5.68mm" fo:min-width="40.65mm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6.28mm" fo:min-width="50.17mm"/>
    </style:style>
    <style:style style:name="gr4" style:family="graphic">
      <style:graphic-properties svg:stroke-color="#000000" draw:marker-start="Circle" draw:marker-start-width="5m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5m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2.13mm" fo:min-width="42.13mm"/>
    </style:style>
    <style:style style:name="gr7" style:family="graphic">
      <style:graphic-properties draw:stroke="dash" draw:stroke-dash="Dashed_20__28_var_29_" svg:stroke-width="0.5mm" draw:marker-start="" draw:marker-start-width="2.75mm" draw:marker-end="Arrow_20_concave" draw:marker-end-width="2.75mm" draw:textarea-horizontal-align="center" draw:textarea-vertical-align="bottom" fo:padding-top="0.25mm" fo:padding-bottom="0.25mm" fo:padding-left="0.25mm" fo:padding-right="0.25mm"/>
    </style:style>
    <style:style style:name="gr8" style:family="graphic">
      <style:graphic-properties draw:stroke="solid" svg:stroke-width="0.5mm" draw:marker-start="Arrow_20_concave" draw:marker-start-width="2.75mm" draw:marker-end="" draw:marker-end-width="2.75mm" draw:textarea-horizontal-align="center" draw:textarea-vertical-align="bottom" fo:padding-top="0.25mm" fo:padding-bottom="0.25mm" fo:padding-left="0.25mm" fo:padding-right="0.25mm"/>
    </style:style>
    <style:style style:name="gr9" style:family="graphic">
      <style:graphic-properties draw:stroke="solid" svg:stroke-width="0.5mm" draw:marker-start-width="2.75mm" draw:marker-end="Arrow_20_concave" draw:marker-end-width="2.75mm" draw:textarea-horizontal-align="center" draw:textarea-vertical-align="bottom" fo:padding-top="0.25mm" fo:padding-bottom="0.25mm" fo:padding-left="0.25mm" fo:padding-right="0.25mm"/>
    </style:style>
    <style:style style:name="gr10" style:family="graphic">
      <style:graphic-properties draw:stroke="dash" draw:stroke-dash="Dashed_20__28_var_29_" svg:stroke-width="0.5mm" draw:marker-start-width="2.75mm" draw:marker-end="Arrow_20_concave" draw:marker-end-width="2.75mm" draw:textarea-horizontal-align="center" draw:textarea-vertical-align="bottom" fo:padding-top="0.25mm" fo:padding-bottom="0.25mm" fo:padding-left="0.25mm" fo:padding-right="0.25mm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</style:style>
    <style:style style:name="gr12" style:family="graphic">
      <style:graphic-properties draw:stroke="solid" draw:stroke-dash="Dashed_20__28_var_29_" svg:stroke-width="0.5mm" draw:marker-start="Arrow_20_concave" draw:marker-start-width="2.75mm" draw:marker-end="" draw:marker-end-width="2.75mm" draw:textarea-horizontal-align="center" draw:textarea-vertical-align="bottom" fo:padding-top="0.25mm" fo:padding-bottom="0.25mm" fo:padding-left="0.25mm" fo:padding-right="0.25mm"/>
    </style:style>
    <style:style style:name="gr13" style:family="graphic">
      <style:graphic-properties draw:stroke="solid" draw:stroke-dash="Dashed_20__28_var_29_" svg:stroke-width="0.5mm" draw:marker-start="" draw:marker-start-width="2.75mm" draw:marker-end="Arrow_20_concave" draw:marker-end-width="2.75mm" draw:textarea-horizontal-align="center" draw:textarea-vertical-align="bottom" fo:padding-top="0.25mm" fo:padding-bottom="0.25mm" fo:padding-left="0.25mm" fo:padding-right="0.25mm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</style:style>
    <style:style style:name="gr15" style:family="graphic">
      <style:graphic-properties draw:stroke="dash" draw:stroke-dash="Dashed_20__28_var_29_" svg:stroke-width="0.5mm" draw:marker-start="Arrow_20_concave" draw:marker-start-width="2.75mm" draw:marker-end="" draw:marker-end-width="2.75mm" draw:textarea-horizontal-align="center" draw:textarea-vertical-align="bottom" fo:padding-top="0.25mm" fo:padding-bottom="0.25mm" fo:padding-left="0.25mm" fo:padding-right="0.25mm"/>
    </style:style>
    <style:style style:name="gr16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9ae"/>
      <style:paragraph-properties fo:text-align="center"/>
    </style:style>
    <style:style style:name="P5" style:family="paragraph">
      <loext:graphic-properties draw:fill="solid" draw:fill-color="#fff9a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4.51mm" svg:height="16.35mm" svg:x="59.43mm" svg:y="10.53m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4.51mm" svg:height="16.35mm" svg:x="148.27mm" svg:y="10.33m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4.51mm" svg:height="39.54mm" svg:x="182.99mm" svg:y="58.72m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4" svg:width="54.09mm" svg:height="40.2mm" svg:x="101.21mm" svg:y="87.94mm">
            <text:p text:style-name="P1"><text:span text:style-name="T1">Operation mode</text:span></text:p>
            <text:p text:style-name="P1">(only for the main node,</text:p>
            <text:p text:style-name="P1">controlling the times and</text:p>
            <text:p text:style-name="P1">processing every frame</text:p>
            <text:p text:style-name="P1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1" svg:x1="31.95mm" svg:y1="18.71mm" svg:x2="59.43mm" svg:y2="18.49mm">
            <text:p/>
          </draw:line>
          <draw:line draw:z-index="5" draw:style-name="gr5" draw:text-style-name="P1" svg:x1="104.58mm" svg:y1="18.49mm" svg:x2="148.46mm" svg:y2="18.49mm">
            <text:p/>
          </draw:line>
          <draw:line draw:z-index="6" draw:style-name="gr5" draw:text-style-name="P1" svg:x1="152.29mm" svg:y1="27.09mm" svg:x2="125.46mm" svg:y2="45.16mm">
            <text:p/>
          </draw:line>
          <draw:line draw:z-index="7" draw:style-name="gr5" draw:text-style-name="P1" svg:x1="207.89mm" svg:y1="58.91mm" svg:x2="185.1mm" svg:y2="26.88mm">
            <text:p/>
          </draw:line>
          <draw:line draw:z-index="8" draw:style-name="gr5" draw:text-style-name="P1" svg:x1="139.3mm" svg:y1="87.73mm" svg:x2="162.94mm" svg:y2="26.88mm">
            <text:p/>
          </draw:line>
          <draw:line draw:z-index="9" draw:style-name="gr5" draw:text-style-name="P1" svg:x1="175.73mm" svg:y1="26.88mm" svg:x2="197.45mm" svg:y2="58.91mm">
            <text:p/>
          </draw:line>
          <draw:custom-shape draw:z-index="10" draw:style-name="gr6" draw:text-style-name="P5" svg:width="44.51mm" svg:height="24.51mm" svg:x="99.69mm" svg:y="45.16m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1" svg:x1="121.62mm" svg:y1="69.88mm" svg:x2="121.62mm" svg:y2="88.16m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23"/>
        <table:table-column table:style-name="co3" table:default-cell-style-name="ce26"/>
        <table:table-column table:style-name="co1" table:number-columns-repeated="2" table:default-cell-style-name="ce26"/>
        <table:table-column table:style-name="co4" table:default-cell-style-name="ce23"/>
        <table:table-row table:style-name="ro1">
          <table:table-cell table:style-name="ce21" office:value-type="string" calcext:value-type="string">
            <text:p>link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sync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mode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prepare the other nodes to the functionament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ment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detection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tim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tial time in milliseconds. Up to 2097 seg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lowBattery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monitor the battery voltage when the data is been transmited to a PC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,7) * 10 where 3V &lt; batt_volt &lt; 4,2V</text:p>
          </table:table-cell>
        </table:table-row>
      </table:table>
      <table:table table:name="Communication protocol" table:style-name="ta1">
        <table:shapes>
          <draw:line draw:z-index="0" draw:style-name="gr7" draw:text-style-name="P1" svg:x1="26.62mm" svg:y1="26.89mm" svg:x2="71.56mm" svg:y2="30.97mm">
            <text:p text:style-name="P1">link(0, nodeAddr, 1)</text:p>
          </draw:line>
          <draw:line draw:z-index="1" draw:style-name="gr8" draw:text-style-name="P1" svg:x1="26.62mm" svg:y1="116.77mm" svg:x2="71.56mm" svg:y2="112.25mm">
            <text:p text:style-name="P1">link(0, nodeAddr, 1)</text:p>
          </draw:line>
          <draw:line draw:z-index="2" draw:style-name="gr9" draw:text-style-name="P1" svg:x1="26.62mm" svg:y1="126.58mm" svg:x2="71.81mm" svg:y2="130.95mm">
            <text:p text:style-name="P1">link(0, nodeAddr, 0)</text:p>
          </draw:line>
          <draw:line draw:z-index="3" draw:style-name="gr10" draw:text-style-name="P1" svg:x1="26.41mm" svg:y1="54.33mm" svg:x2="71.77mm" svg:y2="58.78mm">
            <text:p text:style-name="P1">link(0, nodeAddr, 1)</text:p>
          </draw:line>
          <draw:line draw:z-index="4" draw:style-name="gr10" draw:text-style-name="P1" svg:x1="26.62mm" svg:y1="81.43mm" svg:x2="71.77mm" svg:y2="86.16mm">
            <text:p text:style-name="P1">link(0, nodeAddr, 1)</text:p>
          </draw:line>
          <draw:line draw:z-index="5" draw:style-name="gr11" draw:text-style-name="P6" svg:x1="24.28mm" svg:y1="81.43mm" svg:x2="24.28mm" svg:y2="54.76mm">
            <text:p text:style-name="P1"><text:span text:style-name="T3">50 ms without</text:span></text:p>
            <text:p text:style-name="P1"><text:span text:style-name="T3">any link_msg</text:span></text:p>
            <text:p text:style-name="P1"><text:span text:style-name="T3">received from</text:span></text:p>
            <text:p text:style-name="P1"><text:span text:style-name="T3">node 2</text:span></text:p>
          </draw:line>
          <draw:line draw:z-index="6" draw:style-name="gr11" draw:text-style-name="P6" svg:x1="24.28mm" svg:y1="53.35mm" svg:x2="24.28mm" svg:y2="26.68mm">
            <text:p text:style-name="P1"><text:span text:style-name="T3">50 ms without</text:span></text:p>
            <text:p text:style-name="P1"><text:span text:style-name="T3">any link_msg</text:span></text:p>
            <text:p text:style-name="P1"><text:span text:style-name="T3">received from</text:span></text:p>
            <text:p text:style-name="P1"><text:span text:style-name="T3">node 2</text:span></text:p>
          </draw:line>
          <draw:line draw:z-index="7" draw:style-name="gr12" draw:text-style-name="P1" svg:x1="273.18mm" svg:y1="22.58mm" svg:x2="318.12mm" svg:y2="18.06mm">
            <text:p text:style-name="P1">detection(3, 0)</text:p>
          </draw:line>
          <draw:line draw:z-index="8" draw:style-name="gr13" draw:text-style-name="P1" svg:x1="273.6mm" svg:y1="26.89mm" svg:x2="318.35mm" svg:y2="31.18mm">
            <text:p text:style-name="P1">time(4, time)</text:p>
          </draw:line>
          <draw:line draw:z-index="9" draw:style-name="gr12" draw:text-style-name="P1" svg:x1="273.22mm" svg:y1="81.31mm" svg:x2="318.16mm" svg:y2="76.79mm">
            <text:p text:style-name="P1">detection(3, 0)</text:p>
          </draw:line>
          <draw:line draw:z-index="10" draw:style-name="gr7" draw:text-style-name="P1" svg:x1="273.44mm" svg:y1="86mm" svg:x2="318.19mm" svg:y2="90.29mm">
            <text:p text:style-name="P1">time(4, time)</text:p>
          </draw:line>
          <draw:line draw:z-index="11" draw:style-name="gr14" draw:text-style-name="P6" svg:x1="321.18mm" svg:y1="94.87mm" svg:x2="321.18mm" svg:y2="76.38mm">
            <text:p text:style-name="P1"><text:span text:style-name="T3">Waiting ack</text:span></text:p>
            <text:p text:style-name="P1"><text:span text:style-name="T3">20 ms</text:span></text:p>
          </draw:line>
          <draw:line draw:z-index="12" draw:style-name="gr12" draw:text-style-name="P1" svg:x1="273.22mm" svg:y1="99.34mm" svg:x2="318.16mm" svg:y2="94.82mm">
            <text:p text:style-name="P1">detection(3, 1)</text:p>
          </draw:line>
          <draw:line draw:z-index="13" draw:style-name="gr13" draw:text-style-name="P1" svg:x1="273.23mm" svg:y1="103.86mm" svg:x2="317.98mm" svg:y2="108.15mm">
            <text:p text:style-name="P1">time(4, time)</text:p>
          </draw:line>
          <draw:line draw:z-index="14" draw:style-name="gr8" draw:text-style-name="P1" svg:x1="273.22mm" svg:y1="58.22mm" svg:x2="318.16mm" svg:y2="53.7mm">
            <text:p text:style-name="P1">lowBattery(5, 0/1, volt)</text:p>
          </draw:line>
          <draw:line draw:z-index="15" draw:style-name="gr15" draw:text-style-name="P1" svg:x1="273.19mm" svg:y1="153.54mm" svg:x2="318.13mm" svg:y2="149.02mm">
            <text:p text:style-name="P1">detection(3, 1)</text:p>
          </draw:line>
          <draw:line draw:z-index="16" draw:style-name="gr15" draw:text-style-name="P1" svg:x1="273.19mm" svg:y1="180.64mm" svg:x2="318.13mm" svg:y2="176.12mm">
            <text:p text:style-name="P1">detection(3, 7)</text:p>
          </draw:line>
          <draw:line draw:z-index="17" draw:style-name="gr14" draw:text-style-name="P6" svg:x1="321.06mm" svg:y1="194.32mm" svg:x2="321.06mm" svg:y2="175.83mm">
            <text:p text:style-name="P1"><text:span text:style-name="T3">Waiting ack</text:span></text:p>
            <text:p text:style-name="P1"><text:span text:style-name="T3">20 ms</text:span></text:p>
          </draw:line>
          <draw:line draw:z-index="18" draw:style-name="gr16" draw:text-style-name="P1" svg:x1="314.36mm" svg:y1="164.92mm" svg:x2="322.07mm" svg:y2="162.56mm">
            <text:p/>
          </draw:line>
          <draw:line draw:z-index="19" draw:style-name="gr16" draw:text-style-name="P1" svg:x1="314.37mm" svg:y1="166.42mm" svg:x2="322.08mm" svg:y2="164.06mm">
            <text:p/>
          </draw:line>
          <draw:line draw:z-index="20" draw:style-name="gr16" draw:text-style-name="P1" svg:x1="269.18mm" svg:y1="164.92mm" svg:x2="276.89mm" svg:y2="162.56mm">
            <text:p/>
          </draw:line>
          <draw:line draw:z-index="21" draw:style-name="gr16" draw:text-style-name="P1" svg:x1="269.19mm" svg:y1="166.42mm" svg:x2="276.9mm" svg:y2="164.06mm">
            <text:p/>
          </draw:line>
          <draw:line draw:z-index="22" draw:style-name="gr15" draw:text-style-name="P1" svg:x1="273.19mm" svg:y1="135.47mm" svg:x2="318.13mm" svg:y2="130.95mm">
            <text:p text:style-name="P1">detection(3, 0)</text:p>
          </draw:line>
          <draw:line draw:z-index="23" draw:style-name="gr14" draw:text-style-name="P6" svg:x1="321.4mm" svg:y1="149.45mm" svg:x2="321.4mm" svg:y2="130.96mm">
            <text:p text:style-name="P1"><text:span text:style-name="T3">Waiting ack</text:span></text:p>
            <text:p text:style-name="P1"><text:span text:style-name="T3">20 ms</text:span></text:p>
          </draw:line>
          <draw:line draw:z-index="24" draw:style-name="gr12" draw:text-style-name="P1" svg:x1="149.59mm" svg:y1="36.13mm" svg:x2="194.53mm" svg:y2="31.61mm">
            <text:p text:style-name="P1">mode(2, mode)</text:p>
          </draw:line>
          <draw:line draw:z-index="25" draw:style-name="gr14" draw:text-style-name="P6" svg:x1="152.59mm" svg:y1="62.8mm" svg:x2="152.59mm" svg:y2="36.13m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26" draw:style-name="gr13" draw:text-style-name="P1" svg:x1="149.6mm" svg:y1="63.23mm" svg:x2="194.35mm" svg:y2="67.52mm">
            <text:p text:style-name="P1">sync(1, 1)</text:p>
          </draw:line>
          <draw:line draw:z-index="27" draw:style-name="gr12" draw:text-style-name="P1" svg:x1="149.59mm" svg:y1="76.77mm" svg:x2="194.53mm" svg:y2="72.25mm">
            <text:p text:style-name="P1">sync(1, 0)</text:p>
          </draw:line>
          <draw:line draw:z-index="28" draw:style-name="gr16" draw:text-style-name="P1" svg:x1="145.59mm" svg:y1="83.64mm" svg:x2="153.3mm" svg:y2="81.28mm">
            <text:p/>
          </draw:line>
          <draw:line draw:z-index="29" draw:style-name="gr16" draw:text-style-name="P1" svg:x1="145.6mm" svg:y1="85.14mm" svg:x2="153.31mm" svg:y2="82.78mm">
            <text:p/>
          </draw:line>
          <draw:line draw:z-index="30" draw:style-name="gr16" draw:text-style-name="P1" svg:x1="190.77mm" svg:y1="83.64mm" svg:x2="198.48mm" svg:y2="81.28mm">
            <text:p/>
          </draw:line>
          <draw:line draw:z-index="31" draw:style-name="gr16" draw:text-style-name="P1" svg:x1="190.78mm" svg:y1="85.14mm" svg:x2="198.49mm" svg:y2="82.78mm">
            <text:p/>
          </draw:line>
          <draw:line draw:z-index="32" draw:style-name="gr13" draw:text-style-name="P1" svg:x1="149.6mm" svg:y1="94.84mm" svg:x2="194.35mm" svg:y2="99.13mm">
            <text:p text:style-name="P1">mode(2, exit)</text:p>
          </draw:line>
          <draw:line draw:z-index="33" draw:style-name="gr13" draw:text-style-name="P1" svg:x1="149.6mm" svg:y1="18.07mm" svg:x2="194.35mm" svg:y2="22.36mm">
            <text:p text:style-name="P1">mode(2, mode)</text:p>
          </draw:line>
          <draw:line draw:z-index="34" draw:style-name="gr16" draw:text-style-name="P1" svg:x1="145.59mm" svg:y1="115.25mm" svg:x2="153.3mm" svg:y2="112.89mm">
            <text:p/>
          </draw:line>
          <draw:line draw:z-index="35" draw:style-name="gr16" draw:text-style-name="P1" svg:x1="145.6mm" svg:y1="116.75mm" svg:x2="153.31mm" svg:y2="114.39mm">
            <text:p/>
          </draw:line>
          <draw:line draw:z-index="36" draw:style-name="gr16" draw:text-style-name="P1" svg:x1="190.77mm" svg:y1="115.25mm" svg:x2="198.48mm" svg:y2="112.89mm">
            <text:p/>
          </draw:line>
          <draw:line draw:z-index="37" draw:style-name="gr16" draw:text-style-name="P1" svg:x1="190.78mm" svg:y1="116.75mm" svg:x2="198.49mm" svg:y2="114.39mm">
            <text:p/>
          </draw:line>
          <draw:line draw:z-index="38" draw:style-name="gr7" draw:text-style-name="P1" svg:x1="149.6mm" svg:y1="130.96mm" svg:x2="194.35mm" svg:y2="135.25mm">
            <text:p text:style-name="P1">mode(2, mode)</text:p>
          </draw:line>
          <draw:line draw:z-index="39" draw:style-name="gr11" draw:text-style-name="P6" svg:x1="146.59mm" svg:y1="157.63mm" svg:x2="146.59mm" svg:y2="130.96m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40" draw:style-name="gr7" draw:text-style-name="P1" svg:x1="149.6mm" svg:y1="158.05mm" svg:x2="194.35mm" svg:y2="162.34mm">
            <text:p text:style-name="P1">mode(2, mode)</text:p>
          </draw:line>
          <draw:line draw:z-index="41" draw:style-name="gr11" draw:text-style-name="P6" svg:x1="146.59mm" svg:y1="184.73mm" svg:x2="146.59mm" svg:y2="158.06m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42" draw:style-name="gr11" draw:text-style-name="P6" svg:x1="146.59mm" svg:y1="211.82mm" svg:x2="146.59mm" svg:y2="185.15m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43" draw:style-name="gr7" draw:text-style-name="P1" svg:x1="149.6mm" svg:y1="185.15mm" svg:x2="194.35mm" svg:y2="189.44mm">
            <text:p text:style-name="P1">mode(2, mode)</text:p>
          </draw:line>
          <draw:line draw:z-index="44" draw:style-name="gr16" draw:text-style-name="P1" svg:x1="145.59mm" svg:y1="228.14mm" svg:x2="153.3mm" svg:y2="225.78mm">
            <text:p/>
          </draw:line>
          <draw:line draw:z-index="45" draw:style-name="gr16" draw:text-style-name="P1" svg:x1="145.6mm" svg:y1="229.64mm" svg:x2="153.31mm" svg:y2="227.28mm">
            <text:p/>
          </draw:line>
          <draw:line draw:z-index="46" draw:style-name="gr16" draw:text-style-name="P1" svg:x1="190.77mm" svg:y1="228.14mm" svg:x2="198.48mm" svg:y2="225.78mm">
            <text:p/>
          </draw:line>
          <draw:line draw:z-index="47" draw:style-name="gr16" draw:text-style-name="P1" svg:x1="190.78mm" svg:y1="229.64mm" svg:x2="198.49mm" svg:y2="227.28mm">
            <text:p/>
          </draw:line>
          <draw:line draw:z-index="48" draw:style-name="gr13" draw:text-style-name="P1" svg:x1="149.6mm" svg:y1="243.85mm" svg:x2="194.35mm" svg:y2="248.14mm">
            <text:p text:style-name="P1">mode(2, mode)</text:p>
          </draw:line>
          <draw:line draw:z-index="49" draw:style-name="gr15" draw:text-style-name="P1" svg:x1="149.59mm" svg:y1="261.91mm" svg:x2="194.53mm" svg:y2="257.39mm">
            <text:p text:style-name="P1">mode(2, mode)</text:p>
          </draw:line>
          <draw:line draw:z-index="50" draw:style-name="gr11" draw:text-style-name="P6" svg:x1="146.59mm" svg:y1="270.52mm" svg:x2="146.59mm" svg:y2="243.85m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1" draw:style-name="gr13" draw:text-style-name="P1" svg:x1="149.6mm" svg:y1="270.94mm" svg:x2="194.35mm" svg:y2="275.23mm">
            <text:p text:style-name="P1">mode(2, mode)</text:p>
          </draw:line>
          <draw:line draw:z-index="52" draw:style-name="gr12" draw:text-style-name="P1" svg:x1="149.59mm" svg:y1="284.49mm" svg:x2="194.53mm" svg:y2="279.97mm">
            <text:p text:style-name="P1">mode(2, mode)</text:p>
          </draw:line>
          <draw:line draw:z-index="53" draw:style-name="gr14" draw:text-style-name="P6" svg:x1="152.59mm" svg:y1="311.16mm" svg:x2="152.59mm" svg:y2="284.49m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4" draw:style-name="gr13" draw:text-style-name="P1" svg:x1="149.6mm" svg:y1="311.58mm" svg:x2="194.35mm" svg:y2="315.87mm">
            <text:p text:style-name="P1">sync(1, 1)</text:p>
          </draw:line>
          <draw:line draw:z-index="55" draw:style-name="gr11" draw:text-style-name="P6" svg:x1="146.59mm" svg:y1="338.25mm" svg:x2="146.59mm" svg:y2="311.58m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6" draw:style-name="gr11" draw:text-style-name="P6" svg:x1="146.59mm" svg:y1="365.35mm" svg:x2="146.59mm" svg:y2="338.68m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7" draw:style-name="gr11" draw:text-style-name="P6" svg:x1="146.59mm" svg:y1="392.44mm" svg:x2="146.59mm" svg:y2="365.77m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8" draw:style-name="gr13" draw:text-style-name="P1" svg:x1="149.6mm" svg:y1="338.68mm" svg:x2="194.35mm" svg:y2="342.97mm">
            <text:p text:style-name="P1">sync(1, 1)</text:p>
          </draw:line>
          <draw:line draw:z-index="59" draw:style-name="gr13" draw:text-style-name="P1" svg:x1="149.6mm" svg:y1="365.77mm" svg:x2="194.35mm" svg:y2="370.06mm">
            <text:p text:style-name="P1">sync(1, 1)</text:p>
          </draw:line>
          <draw:line draw:z-index="60" draw:style-name="gr15" draw:text-style-name="P1" svg:x1="149.59mm" svg:y1="325.13mm" svg:x2="194.53mm" svg:y2="320.61mm">
            <text:p text:style-name="P1">sync(1, 0)</text:p>
          </draw:line>
          <draw:line draw:z-index="61" draw:style-name="gr15" draw:text-style-name="P1" svg:x1="149.59mm" svg:y1="352.22mm" svg:x2="194.53mm" svg:y2="347.7mm">
            <text:p text:style-name="P1">sync(1, 0)</text:p>
          </draw:line>
          <draw:line draw:z-index="62" draw:style-name="gr15" draw:text-style-name="P1" svg:x1="149.59mm" svg:y1="379.31mm" svg:x2="194.53mm" svg:y2="374.79mm">
            <text:p text:style-name="P1">sync(1, 0)</text:p>
          </draw:line>
          <draw:line draw:z-index="63" draw:style-name="gr14" draw:text-style-name="P6" svg:x1="197.77mm" svg:y1="401.47mm" svg:x2="197.77mm" svg:y2="374.8mm">
            <text:p text:style-name="P1"><text:span text:style-name="T3">2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main node</text:span>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Initial 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2:37:56.959894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22:43:43.886975065</meta:creation-date>
    <dc:date>2020-12-13T15:30:40.687036294</dc:date>
    <meta:editing-duration>PT8H26M1S</meta:editing-duration>
    <meta:editing-cycles>53</meta:editing-cycles>
    <meta:generator>LibreOffice/6.0.7.3$Linux_X86_64 LibreOffice_project/00m0$Build-3</meta:generator>
    <meta:document-statistic meta:table-count="3" meta:cell-count="198" meta:object-count="76"/>
  </office:meta>
</office:document-meta>
</file>